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T Extra" svg:font-family="'MT Extr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T Extra1" svg:font-family="'MT Extr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/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size-complex="12pt"/>
    </style:style>
    <style:style style:name="P4" style:family="paragraph" style:parent-style-name="Standard" style:master-page-name="">
      <style:paragraph-properties fo:margin-top="0in" fo:margin-bottom="0in" fo:line-height="100%" style:page-number="auto" style:shadow="none">
        <style:tab-stops/>
      </style:paragraph-properties>
    </style:style>
    <style:style style:name="P5" style:family="paragraph" style:parent-style-name="Standard" style:list-style-name="L3">
      <style:paragraph-properties fo:margin-top="0in" fo:margin-bottom="0in" fo:line-height="100%" style:shadow="none">
        <style:tab-stops/>
      </style:paragraph-properties>
    </style:style>
    <style:style style:name="P6" style:family="paragraph" style:parent-style-name="Standard">
      <style:paragraph-properties fo:margin-top="0in" fo:margin-bottom="0in" fo:line-height="100%" style:shadow="none">
        <style:tab-stops/>
      </style:paragraph-properties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7" style:family="paragraph" style:parent-style-name="Standard" style:list-style-name="L2">
      <style:paragraph-properties fo:margin-left="0in" fo:margin-right="0in" fo:margin-top="0in" fo:margin-bottom="0in" fo:line-height="100%" fo:text-indent="0.5in" style:auto-text-indent="false"/>
    </style:style>
    <style:style style:name="P8" style:family="paragraph" style:parent-style-name="Standard" style:master-page-name="Standard">
      <style:paragraph-properties fo:margin-left="1.5in" fo:margin-right="0in" fo:margin-top="0in" fo:margin-bottom="0in" fo:line-height="100%" fo:text-indent="0.5in" style:auto-text-indent="false" style:page-number="auto"/>
    </style:style>
    <style:style style:name="P9" style:family="paragraph" style:parent-style-name="Standard">
      <style:paragraph-properties fo:margin-top="0in" fo:margin-bottom="0.0417in" fo:line-height="100%"/>
    </style:style>
    <style:style style:name="P10" style:family="paragraph" style:parent-style-name="List_20_Paragraph">
      <style:paragraph-properties fo:margin-left="0in" fo:margin-right="0in" fo:margin-top="0in" fo:margin-bottom="0in" fo:line-height="100%" fo:text-indent="0in" style:auto-text-indent="false"/>
    </style:style>
    <style:style style:name="P11" style:family="paragraph" style:parent-style-name="List_20_Paragraph">
      <style:paragraph-properties fo:margin-left="0in" fo:margin-right="0in" fo:margin-top="0in" fo:margin-bottom="0in" fo:line-height="100%" fo:text-indent="0in" style:auto-text-indent="false" style:shadow="none"/>
    </style:style>
    <style:style style:name="P12" style:family="paragraph" style:parent-style-name="List_20_Paragraph">
      <style:paragraph-properties fo:margin-left="0in" fo:margin-right="0in" fo:margin-top="0.0799in" fo:margin-bottom="0in" fo:line-height="100%" fo:text-indent="0in" style:auto-text-indent="false"/>
    </style:style>
    <style:style style:name="P13" style:family="paragraph" style:parent-style-name="List_20_Paragraph" style:list-style-name="WWNum1">
      <style:paragraph-properties fo:margin-top="0in" fo:margin-bottom="0in" fo:line-height="100%"/>
    </style:style>
    <style:style style:name="P14" style:family="paragraph" style:parent-style-name="List_20_Paragraph" style:list-style-name="WWNum6">
      <style:paragraph-properties fo:margin-top="0in" fo:margin-bottom="0in" fo:line-height="100%"/>
    </style:style>
    <style:style style:name="P15" style:family="paragraph" style:parent-style-name="List_20_Paragraph" style:list-style-name="WWNum2">
      <style:paragraph-properties fo:margin-top="0in" fo:margin-bottom="0in" fo:line-height="100%"/>
    </style:style>
    <style:style style:name="P16" style:family="paragraph" style:parent-style-name="List_20_Paragraph" style:list-style-name="WWNum3">
      <style:paragraph-properties fo:margin-top="0in" fo:margin-bottom="0in" fo:line-height="100%"/>
    </style:style>
    <style:style style:name="P17" style:family="paragraph" style:parent-style-name="List_20_Paragraph" style:list-style-name="WWNum5">
      <style:paragraph-properties fo:margin-top="0in" fo:margin-bottom="0in" fo:line-height="100%"/>
    </style:style>
    <style:style style:name="P18" style:family="paragraph" style:parent-style-name="List_20_Paragraph">
      <style:paragraph-properties fo:margin-left="1.3409in" fo:margin-right="0in" fo:margin-top="0in" fo:margin-bottom="0in" fo:line-height="100%" fo:text-indent="0in" style:auto-text-indent="false"/>
      <style:text-properties style:font-name="Times New Roman" fo:font-size="12pt" style:font-size-asian="12pt" style:font-size-complex="12pt"/>
    </style:style>
    <style:style style:name="P19" style:family="paragraph" style:parent-style-name="List_20_Paragraph" style:list-style-name="WWNum4">
      <style:paragraph-properties fo:margin-left="1.0098in" fo:margin-right="0in" fo:margin-top="0in" fo:margin-bottom="0in" fo:line-height="100%" fo:text-indent="-0.25in" style:auto-text-indent="false">
        <style:tab-stops/>
      </style:paragraph-properties>
    </style:style>
    <style:style style:name="P20" style:family="paragraph" style:parent-style-name="List_20_Paragraph" style:list-style-name="WWNum4" style:master-page-name="">
      <style:paragraph-properties fo:margin-left="1.0098in" fo:margin-right="0in" fo:margin-top="0in" fo:margin-bottom="0in" fo:line-height="100%" fo:orphans="2" fo:widows="2" fo:text-indent="-0.2189in" style:auto-text-indent="false" style:page-number="auto" style:writing-mode="lr-tb">
        <style:tab-stops/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size-complex="12pt"/>
    </style:style>
    <style:style style:name="T7" style:family="text">
      <style:text-properties style:font-name="Times New Roman" fo:font-weight="bold" style:font-weight-asian="bold"/>
    </style:style>
    <style:style style:name="T8" style:family="text">
      <style:text-properties style:text-position="super 58%" style:font-name="Times New Roman"/>
    </style:style>
    <style:style style:name="T9" style:family="text">
      <style:text-properties fo:color="#000000" style:font-name="Times New Roman" fo:font-size="12pt" style:font-size-asian="12pt" style:font-size-complex="12pt"/>
    </style:style>
    <style:style style:name="T10" style:family="text">
      <style:text-properties fo:color="#000000" style:font-name="Times New Roman" fo:font-size="12pt" fo:font-weight="bold" style:font-size-asian="12pt" style:font-weight-asian="bold" style:font-size-complex="12pt"/>
    </style:style>
    <style:style style:name="T11" style:family="text"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2" style:family="text">
      <style:text-properties fo:color="#000000" style:font-name="Times New Roman" fo:font-size="14pt" fo:font-weight="bold" style:font-size-asian="14pt" style:font-weight-asian="bold" style:font-size-complex="14pt"/>
    </style:style>
    <style:style style:name="T13" style:family="text">
      <style:text-properties fo:color="#000000" style:font-name="MT Extra" fo:font-size="12pt" style:font-size-asian="12pt" style:font-name-complex="MT Extra1" style:font-size-complex="12pt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RISHIKESH KHIRE</text:span></text:p>
      <text:p text:style-name="P1"><text:a xlink:type="simple" xlink:href="mailto:rkhire1@binghamton.edu"><text:span text:style-name="T1">rkhire1@binghamton.edu</text:span></text:a><text:span text:style-name="T1"> <text:s/>#</text:span><text:bookmark text:name="_GoBack"/><text:span text:style-name="T1">(607)-761-7337 <text:s/># 319, Main Street,1</text:span><text:span text:style-name="T8">st</text:span><text:span text:style-name="T1"> floor, Binghamton, NY 13905 </text:span></text:p>
      <text:p text:style-name="P2"/>
      <text:p text:style-name="P9"><text:span text:style-name="T5">OBJECTIVE: </text:span></text:p>
      <text:p text:style-name="P1"><text:span text:style-name="T4">To work with a group of intellectuals in field of software development for achieving common goal by doing best for team and also for myself. <text:s text:c="2"/></text:span></text:p>
      <text:p text:style-name="P3"/>
      <text:p text:style-name="P4"><text:span text:style-name="T5">EDUCATIONAL INFORMATION:</text:span></text:p>
      <text:list xml:id="list2039326784079568832" text:style-name="L3">
        <text:list-item>
          <text:p text:style-name="P5"><text:span text:style-name="T6">Binghamton University, State University of New York </text:span></text:p>
          <text:p text:style-name="P5"><text:span text:style-name="T6">Master of Science in Computer Science</text:span><text:span text:style-name="T4"> [Expected Graduation- May 2015].</text:span></text:p>
        </text:list-item>
        <text:list-item>
          <text:p text:style-name="P5"><text:span text:style-name="T6">University of Pune</text:span><text:span text:style-name="T4"> [2008-2012]</text:span><text:span text:style-name="T3">.</text:span></text:p>
          <text:p text:style-name="P5"><text:span text:style-name="T4">Bachelor of Engineering, Computer Science.</text:span></text:p>
        </text:list-item>
      </text:list>
      <text:p text:style-name="P6"/>
      <text:p text:style-name="P11"><text:span text:style-name="T5">TECHNICAL EXPERTISE:</text:span></text:p>
      <text:list xml:id="list7406656138325070081" text:style-name="L2">
        <text:list-item>
          <text:p text:style-name="P7"><text:span text:style-name="T6">Languages: </text:span><text:span text:style-name="T4">C, C++, Java, and ASM.</text:span></text:p>
        </text:list-item>
        <text:list-item>
          <text:p text:style-name="P7"><text:span text:style-name="T6">Software</text:span><text:span text:style-name="T4">: Net Beans, Eclipse, Apache, Tomcat, Fiddler, WinAVR.</text:span></text:p>
        </text:list-item>
        <text:list-item>
          <text:p text:style-name="P7"><text:span text:style-name="T6">Databases: </text:span><text:span text:style-name="T4">MySQL, MS – excel.</text:span></text:p>
        </text:list-item>
        <text:list-item>
          <text:p text:style-name="P7"><text:span text:style-name="T10">Operating Systems</text:span><text:span text:style-name="T12">: </text:span><text:span text:style-name="T9">Windows XP, MS Dos, Linux</text:span></text:p>
        </text:list-item>
        <text:list-item>
          <text:p text:style-name="P7"><text:span text:style-name="T10">Software &amp; Web Design: </text:span><text:span text:style-name="T9">Java Script, HTML, and PHP.</text:span></text:p>
          <text:p text:style-name="P7"><text:span text:style-name="T11"/></text:p>
        </text:list-item>
      </text:list>
      <text:p text:style-name="P10"><text:span text:style-name="T5">PROJECTS:</text:span></text:p>
      <text:list xml:id="list7166119531568866174" text:style-name="WWNum1">
        <text:list-item>
          <text:p text:style-name="P13"><text:span text:style-name="T10">“Vehicle Identification And Authorization Using WSN And AES -128 bit Encryption” using Java, Embedded –C.</text:span></text:p>
        </text:list-item>
      </text:list>
      <text:list xml:id="list6027339871806344367" text:style-name="WWNum4">
        <text:list-item>
          <text:p text:style-name="P20"><text:span text:style-name="T9">Implemented efficient algorithm to identify vehicles as soon as they enter secured premises.</text:span></text:p>
        </text:list-item>
        <text:list-item>
          <text:p text:style-name="P19"><text:span text:style-name="T9">Used AVR ATMEGA128, XBee for autonomous working.</text:span></text:p>
        </text:list-item>
        <text:list-item>
          <text:p text:style-name="P19"><text:span text:style-name="T9">Used AES-128 bit encryption for secured wireless communication.</text:span></text:p>
        </text:list-item>
        <text:list-item>
          <text:p text:style-name="P19"><text:span text:style-name="T9">Used MS Access to maintain database at the central server.</text:span></text:p>
        </text:list-item>
      </text:list>
      <text:list xml:id="list32474336" text:continue-list="list7166119531568866174" text:style-name="WWNum1">
        <text:list-item>
          <text:p text:style-name="P13"><text:span text:style-name="T10">“Music Store” Management.</text:span><text:span text:style-name="T13"></text:span></text:p>
        </text:list-item>
      </text:list>
      <text:list xml:id="list5661212739390067155" text:style-name="WWNum6">
        <text:list-item>
          <text:p text:style-name="P14"><text:span text:style-name="T9">Created Music store management using V.B at and Oracle.</text:span></text:p>
        </text:list-item>
      </text:list>
      <text:list xml:id="list32484033" text:continue-list="list32474336" text:style-name="WWNum1">
        <text:list-item>
          <text:p text:style-name="P13"><text:span text:style-name="T10">“Maharashtra Tourism” Web site.</text:span></text:p>
        </text:list-item>
      </text:list>
      <text:list xml:id="list2315444533838695047" text:style-name="WWNum2">
        <text:list-item>
          <text:p text:style-name="P15"><text:span text:style-name="T9">Created tourism web site to highlight tourist places across Maharashtra, India and provide a single point of search for tourist user.</text:span></text:p>
        </text:list-item>
        <text:list-item>
          <text:p text:style-name="P15"><text:span text:style-name="T9">Used basic HTML, JavaScript and PHP.</text:span></text:p>
        </text:list-item>
      </text:list>
      <text:list xml:id="list32461048" text:continue-list="list32484033" text:style-name="WWNum1">
        <text:list-item>
          <text:p text:style-name="P13"><text:span text:style-name="T6">“POV EFFECT” on AVR Atmega128</text:span><text:span text:style-name="T7">.</text:span></text:p>
        </text:list-item>
      </text:list>
      <text:list xml:id="list1117925080734362166" text:style-name="WWNum3">
        <text:list-item>
          <text:p text:style-name="P16"><text:span text:style-name="T4">Created persistent of vision effect by coding of 8 LED’s .</text:span></text:p>
        </text:list-item>
      </text:list>
      <text:p text:style-name="P18"/>
      <text:p text:style-name="P1"><text:span text:style-name="T5">UNDERGRADUATE ACHIEVEMENTS:</text:span><text:span text:style-name="T6"><text:tab/><text:tab/></text:span></text:p>
      <text:list xml:id="list2375710272035487851" text:style-name="WWNum5">
        <text:list-item>
          <text:p text:style-name="P17"><text:span text:style-name="T4">Done Internship program – Embedded Systems at ThinkLabs, SINE,IIT-Bombay.</text:span></text:p>
        </text:list-item>
        <text:list-item>
          <text:p text:style-name="P17"><text:span text:style-name="T4">Presented paper in international conference on </text:span><text:span text:style-name="T9">“Vehicle identification and authorization using WSN and AES -128 bit Encryption” at International conference .</text:span></text:p>
        </text:list-item>
        <text:list-item>
          <text:p text:style-name="P17"><text:span text:style-name="T4">Delivered seminar on “Fuzzy Expert System for Business Management “.</text:span></text:p>
        </text:list-item>
        <text:list-item>
          <text:p text:style-name="P17"><text:span text:style-name="T4">Completed a workshop Cloud Computing.</text:span></text:p>
        </text:list-item>
      </text:list>
      <text:p text:style-name="P12"><text:span text:style-name="T5">EXPERIENCE:</text:span><text:span text:style-name="T4">Worked as Ad operations Trafficker and Analyzer at AdMarvel, Opera -Mini from Mar 2013 to Jul 2013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T Extra" svg:font-family="'MT Extr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T Extra1" svg:font-family="'MT Extr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style:font-name-asian="Calibri1" style:font-size-asian="11pt" style:font-name-complex="Times New Roman1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839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839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839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839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839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839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839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.1874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6874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1874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6874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.1874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687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1874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687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18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.1874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6874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1874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6874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.1874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687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1874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687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18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.1874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6874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1874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6874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.1874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687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1874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687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18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.1874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6874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1874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6874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.1874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687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1874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687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18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fault Profile</meta:initial-creator>
    <dc:creator>rishi k</dc:creator>
    <meta:editing-cycles>5</meta:editing-cycles>
    <meta:creation-date>2013-09-19T02:14:00</meta:creation-date>
    <dc:date>2013-09-19T12:32:41.31</dc:date>
    <meta:editing-duration>PT43M23S</meta:editing-duration>
    <meta:generator>OpenOffice/4.0.0$Win32 OpenOffice.org_project/400m3$Build-9702</meta:generator>
    <meta:document-statistic meta:table-count="0" meta:image-count="0" meta:object-count="0" meta:page-count="1" meta:paragraph-count="34" meta:word-count="303" meta:character-count="19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